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53.01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123.79pt"/>
    </style:style>
    <style:style style:name="co4" style:family="table-column">
      <style:table-column-properties fo:break-before="auto" style:column-width="99.89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79.41pt"/>
    </style:style>
    <style:style style:name="ro1" style:family="table-row">
      <style:table-row-properties style:row-height="28.2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nl" fo:country="NL" style:font-name-asian="Noto Sans CJK SC Regular" style:font-name-complex="Free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/>
    <style:style style:name="ce10" style:family="table-cell" style:parent-style-name="Default" style:data-style-name="N122"/>
    <style:style style:name="ce11" style:family="table-cell" style:parent-style-name="Default" style:data-style-name="N123"/>
    <style:style style:name="ce1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earable_cape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6" table:number-columns-repeated="2" table:default-cell-style-name="Default"/>
        <table:table-column table:style-name="co6" table:number-columns-repeated="2" table:default-cell-style-name="ce5"/>
        <table:table-column table:style-name="co7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4" office:value-type="string" calcext:value-type="string">
            <text:p>Supplier</text:p>
          </table:table-cell>
          <table:table-cell table:style-name="ce6" office:value-type="string" calcext:value-type="string">
            <text:p>Part No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otal Cost</text:p>
          </table:table-cell>
          <table:table-cell table:style-name="ce6" office:value-type="string" calcext:value-type="string">
            <text:p>in stock</text:p>
          </table:table-cell>
          <table:table-cell table:style-name="ce6" office:value-type="string" calcext:value-type="string">
            <text:p>needed</text:p>
          </table:table-cell>
          <table:table-cell table:style-name="ce6" office:value-type="string" calcext:value-type="string">
            <text:p>part page</text:p>
          </table:table-cell>
          <table:table-cell table:style-name="ce12" table:number-columns-repeated="1012"/>
        </table:table-row>
        <table:table-row table:style-name="ro2">
          <table:table-cell office:value-type="string" calcext:value-type="string">
            <text:p>C2 C1 C9 C8 C14 C1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430948" calcext:value-type="float">
            <text:p>430948</text:p>
          </table:table-cell>
          <table:table-cell office:value-type="float" office:value="0.0645" calcext:value-type="float">
            <text:p>0.0645</text:p>
          </table:table-cell>
          <table:table-cell table:number-columns-repeated="3"/>
          <table:table-cell office:value-type="string" calcext:value-type="string">
            <text:p><text:a xlink:href="https://nl.farnell.com/yageo/cc0603jrnpo9bn221/cap-220pf-50v-5-c0g-np0-0603/dp/430948" xlink:type="simple">https://nl.farnell.com/yageo/cc0603jrnpo9bn221/cap-220pf-50v-5-c0g-np0-0603/dp/430948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1 C2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jcr-device:C_1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 C3 C11 C10 C16 C1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0pF (part is 470pF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2496906" calcext:value-type="float">
            <text:p>2496906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string" calcext:value-type="string">
            <text:p><text:a xlink:href="https://nl.farnell.com/walsin/0603n471j500ct/cap-470pf-50v-5-c0g-np0-0603/dp/2496906" xlink:type="simple">https://nl.farnell.com/walsin/0603n471j500ct/cap-470pf-50v-5-c0g-np0-0603/dp/2496906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5 C20 C23 C24 C2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jcr-device:C_0603_SMD_HandSolder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2320793" calcext:value-type="float">
            <text:p>2320793</text:p>
          </table:table-cell>
          <table:table-cell office:value-type="float" office:value="0.0421" calcext:value-type="float">
            <text:p>0.0421</text:p>
          </table:table-cell>
          <table:table-cell table:number-columns-repeated="3"/>
          <table:table-cell office:value-type="string" calcext:value-type="string">
            <text:p><text:a xlink:href="https://nl.farnell.com/multicomp/mc0603b104j250ct/cap-0-1-f-25v-5-x7r-0603/dp/2320793" xlink:type="simple">https://nl.farnell.com/multicomp/mc0603b104j250ct/cap-0-1-f-25v-5-x7r-0603/dp/2320793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7 C6 C13 C12 C18 C19 C26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jcr-device:C_12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0603 Ferrite Bead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1781090" calcext:value-type="float">
            <text:p>1781090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<text:a xlink:href="https://nl.farnell.com/murata/blm18kg221sn1d/ferrite-bead-0603-220r-2-2a/dp/1781090" xlink:type="simple">https://nl.farnell.com/murata/blm18kg221sn1d/ferrite-bead-0603-220r-2-2a/dp/1781090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 J2 J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jack Socket</text:p>
          </table:table-cell>
          <table:table-cell office:value-type="string" calcext:value-type="string">
            <text:p>Lumberg:Lumberg_1503_03</text:p>
          </table:table-cell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office:value-type="float" office:value="2.87" calcext:value-type="float">
            <text:p>2.87</text:p>
          </table:table-cell>
          <table:table-cell table:number-columns-repeated="3"/>
          <table:table-cell office:value-type="string" calcext:value-type="string">
            <text:p><text:a xlink:href="https://nl.farnell.com/lumberg/1503-03/connector-receptacle-3-5mm-phono/dp/1216980" xlink:type="simple">https://nl.farnell.com/lumberg/1503-03/connector-receptacle-3-5mm-phono/dp/1216980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jcr-conn:PinHeader_1x10_P2.54mm_Verti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BREAKOUT</text:p>
          </table:table-cell>
          <table:table-cell office:value-type="string" calcext:value-type="string">
            <text:p>jcr-conn:IDC-Header_2x04_P2.54mm_Verti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BATTERY</text:p>
          </table:table-cell>
          <table:table-cell office:value-type="string" calcext:value-type="string">
            <text:p>jcr-conn:TerminalBlock_Phoenix_PT_H_1x02_P3.50m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jcr-conn:PinHeader_1x10_P2.54mm_Verti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OUT_AMPS</text:p>
          </table:table-cell>
          <table:table-cell office:value-type="string" calcext:value-type="string">
            <text:p>jcr-conn:TerminalBlock_Phoenix_MPT_1x02_P2.54m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6 P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pin Molex</text:p>
          </table:table-cell>
          <table:table-cell office:value-type="string" calcext:value-type="string">
            <text:p>jcr-conn:Molex_KK-254_1x08_P2.54mm_Verti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in Molex</text:p>
          </table:table-cell>
          <table:table-cell office:value-type="string" calcext:value-type="string">
            <text:p>jcr-conn:Molex_KK-254_1x04_P2.54mm_Verti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jcr-conn:PinHeader_1x01_P2.54mm_Verti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2447227" calcext:value-type="float">
            <text:p>2447227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string" calcext:value-type="string">
            <text:p><text:a xlink:href="https://nl.farnell.com/multicomp/mcwr06x1000ftl/res-100r-1-0-1w-0603-thick-film/dp/2447227" xlink:type="simple">https://nl.farnell.com/multicomp/mcwr06x1000ftl/res-100r-1-0-1w-0603-thick-film/dp/2447227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0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string" calcext:value-type="string">
            <text:p>https://nl.farnell.com/multicomp/mcwr06x1002ftl/res-10k-1-0-1w-0603-thick-film/dp/24472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37 R36 R35 R40 R39 R3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43" calcext:value-type="float">
            <text:p>2447243</text:p>
          </table:table-cell>
          <table:table-cell office:value-type="float" office:value="0.0059" calcext:value-type="float">
            <text:p>0.0059</text:p>
          </table:table-cell>
          <table:table-cell table:number-columns-repeated="3"/>
          <table:table-cell office:value-type="string" calcext:value-type="string">
            <text:p><text:a xlink:href="https://nl.farnell.com/multicomp/mcwr06x1202ftl/res-12k-1-0-1w-thick-film/dp/2447243" xlink:type="simple">https://nl.farnell.com/multicomp/mcwr06x1202ftl/res-12k-1-0-1w-thick-film/dp/2447243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7 R5 R6 R4 R11 R9 R10 R8 R15 R13 R16 R14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2447318" calcext:value-type="float">
            <text:p>2447318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string" calcext:value-type="string">
            <text:p><text:a xlink:href="https://nl.farnell.com/multicomp/mcwr06x2872ftl/res-28k7-1-0-1w-thick-film/dp/2447318" xlink:type="simple">https://nl.farnell.com/multicomp/mcwr06x2872ftl/res-28k7-1-0-1w-thick-film/dp/2447318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jcr-mechanical:SW_SPST_EVQP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jcr-mechanical:SW_SPST_EVQP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jcr-ic:SOIC-14_3.9x8.7mm_P1.27m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BB:beagleboneblack_nomou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I_78SR-5</text:p>
          </table:table-cell>
          <table:table-cell office:value-type="string" calcext:value-type="string">
            <text:p>OKI-78SR_Horizontal</text:p>
          </table:table-cell>
          <table:table-cell office:value-type="string" calcext:value-type="string">
            <text:p>Documentation/Datasheets/oki-78sr-1.pd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6100</text:p>
          </table:table-cell>
          <table:table-cell office:value-type="string" calcext:value-type="string">
            <text:p>SOT-23</text:p>
          </table:table-cell>
          <table:table-cell table:number-columns-repeated="1019"/>
        </table:table-row>
        <table:table-row table:style-name="ro2" table:number-rows-repeated="12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External components</text:p>
          </table:table-cell>
          <table:covered-table-cell table:number-columns-repeated="3"/>
          <table:covered-table-cell table:number-columns-repeated="2" table:style-name="Default"/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Farnell</text:p>
          </table:table-cell>
          <table:table-cell table:style-name="ce8" office:value-type="float" office:value="2102101" calcext:value-type="float">
            <text:p>2102101</text:p>
          </table:table-cell>
          <table:table-cell table:style-name="ce10" office:value-type="currency" office:currency="EUR" office:value="7.35" calcext:value-type="currency">
            <text:p>€ 7.3500</text:p>
          </table:table-cell>
          <table:table-cell table:style-name="ce9"/>
          <table:table-cell table:style-name="Default" table:number-columns-repeated="2"/>
          <table:table-cell table:style-name="ce11" table:formula="of:=[.C40]*[.G40]" office:value-type="currency" office:currency="EUR" office:value="7.35" calcext:value-type="currency">
            <text:p>€ 7.3500</text:p>
          </table:table-cell>
          <table:table-cell office:value-type="float" office:value="4" calcext:value-type="float">
            <text:p>4</text:p>
          </table:table-cell>
          <table:table-cell table:formula="of:=3*[.C40]" office:value-type="float" office:value="3" calcext:value-type="float">
            <text:p>3</text:p>
          </table:table-cell>
          <table:table-cell table:formula="of:=[.F40]" office:value-type="float" office:value="2102101" calcext:value-type="float">
            <text:p>2102101</text:p>
          </table:table-cell>
          <table:table-cell table:formula="of:=[.M40]-[.L40]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Kiwi Electronics</text:p>
          </table:table-cell>
          <table:table-cell table:style-name="Default" office:value-type="string" calcext:value-type="string">
            <text:p>ADA-1752</text:p>
          </table:table-cell>
          <table:table-cell table:style-name="ce10" table:formula="of:=[.H42]/[.I42]" office:value-type="currency" office:currency="EUR" office:value="19.2" calcext:value-type="currency">
            <text:p>€ 19.2000</text:p>
          </table:table-cell>
          <table:table-cell table:style-name="ce9" office:value-type="currency" office:currency="EUR" office:value="192" calcext:value-type="currency">
            <text:p>€ 192.0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ce11" table:formula="of:=[.C42]*[.G42]" office:value-type="currency" office:currency="EUR" office:value="57.6" calcext:value-type="currency">
            <text:p>€ 57.6000</text:p>
          </table:table-cell>
          <table:table-cell office:value-type="float" office:value="10" calcext:value-type="float">
            <text:p>10</text:p>
          </table:table-cell>
          <table:table-cell table:formula="of:=3*[.C42]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ax electronics</text:p>
          </table:table-cell>
          <table:table-cell table:style-name="ce9" office:value-type="string" calcext:value-type="string">
            <text:p>http://www.bax-shop.nl/gitaareffect-voeding-adapter/mooer-pdc-5a-daisy-chain-dc-power-cable</text:p>
          </table:table-cell>
          <table:table-cell table:style-name="ce10" office:value-type="currency" office:currency="EUR" office:value="5.3" calcext:value-type="currency">
            <text:p>€ 5.3000</text:p>
          </table:table-cell>
          <table:table-cell table:style-name="ce9"/>
          <table:table-cell table:style-name="Default" table:number-columns-repeated="2"/>
          <table:table-cell table:style-name="ce11" table:formula="of:=[.C44]*[.G44]" office:value-type="currency" office:currency="EUR" office:value="5.3" calcext:value-type="currency">
            <text:p>€ 5.3000</text:p>
          </table:table-cell>
          <table:table-cell office:value-type="float" office:value="3" calcext:value-type="float">
            <text:p>3</text:p>
          </table:table-cell>
          <table:table-cell table:formula="of:=3*[.C44]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Bax electronics</text:p>
          </table:table-cell>
          <table:table-cell table:style-name="Default"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table:style-name="ce10" office:value-type="currency" office:currency="EUR" office:value="1.53" calcext:value-type="currency">
            <text:p>€ 1.5300</text:p>
          </table:table-cell>
          <table:table-cell table:style-name="ce9"/>
          <table:table-cell table:style-name="Default" table:number-columns-repeated="2"/>
          <table:table-cell table:style-name="ce11" table:formula="of:=[.C45]*[.G45]" office:value-type="currency" office:currency="EUR" office:value="4.59" calcext:value-type="currency">
            <text:p>€ 4.5900</text:p>
          </table:table-cell>
          <table:table-cell office:value-type="float" office:value="9" calcext:value-type="float">
            <text:p>9</text:p>
          </table:table-cell>
          <table:table-cell table:formula="of:=3*[.C45]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Farnell</text:p>
          </table:table-cell>
          <table:table-cell table:style-name="Default" office:value-type="float" office:value="2345351" calcext:value-type="float">
            <text:p>2345351</text:p>
          </table:table-cell>
          <table:table-cell table:style-name="ce10" table:formula="of:=[.H46]/[.I46]" office:value-type="currency" office:currency="EUR" office:value="0.464" calcext:value-type="currency">
            <text:p>€ 0.4640</text:p>
          </table:table-cell>
          <table:table-cell table:style-name="ce9" office:value-type="currency" office:currency="EUR" office:value="0.464" calcext:value-type="currency">
            <text:p>€ 0.4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1" table:formula="of:=[.C45]*[.G46]" office:value-type="currency" office:currency="EUR" office:value="1.392" calcext:value-type="currency">
            <text:p>€ 1.3920</text:p>
          </table:table-cell>
          <table:table-cell office:value-type="float" office:value="1" calcext:value-type="float">
            <text:p>1</text:p>
          </table:table-cell>
          <table:table-cell table:formula="of:=3*[.C46]" office:value-type="float" office:value="24" calcext:value-type="float">
            <text:p>24</text:p>
          </table:table-cell>
          <table:table-cell table:formula="of:=[.F46]" office:value-type="float" office:value="2345351" calcext:value-type="float">
            <text:p>2345351</text:p>
          </table:table-cell>
          <table:table-cell table:formula="of:=[.M46]-[.L46]"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-pin molex wire-2-board connectors KK 25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Farnell</text:p>
          </table:table-cell>
          <table:table-cell table:style-name="Default" office:value-type="float" office:value="2311419" calcext:value-type="float">
            <text:p>2311419</text:p>
          </table:table-cell>
          <table:table-cell table:style-name="ce10" table:formula="of:=[.H47]/[.I47]" office:value-type="currency" office:currency="EUR" office:value="0.782" calcext:value-type="currency">
            <text:p>€ 0.7820</text:p>
          </table:table-cell>
          <table:table-cell table:style-name="ce9" office:value-type="currency" office:currency="EUR" office:value="0.782" calcext:value-type="currency">
            <text:p>€ 0.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1" table:formula="of:=[.C46]*[.G47]" office:value-type="currency" office:currency="EUR" office:value="6.256" calcext:value-type="currency">
            <text:p>€ 6.2560</text:p>
          </table:table-cell>
          <table:table-cell office:value-type="float" office:value="1" calcext:value-type="float">
            <text:p>1</text:p>
          </table:table-cell>
          <table:table-cell table:formula="of:=3*[.C47]" office:value-type="float" office:value="24" calcext:value-type="float">
            <text:p>24</text:p>
          </table:table-cell>
          <table:table-cell table:formula="of:=[.F47]" office:value-type="float" office:value="2311419" calcext:value-type="float">
            <text:p>2311419</text:p>
          </table:table-cell>
          <table:table-cell table:formula="of:=[.M47]-[.L47]"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-pin HDC connectors (male)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Farnell</text:p>
          </table:table-cell>
          <table:table-cell table:style-name="Default" office:value-type="float" office:value="2494522" calcext:value-type="float">
            <text:p>2494522</text:p>
          </table:table-cell>
          <table:table-cell table:style-name="ce10" table:formula="of:=[.H48]/[.I48]" office:value-type="currency" office:currency="EUR" office:value="0.081" calcext:value-type="currency">
            <text:p>€ 0.0810</text:p>
          </table:table-cell>
          <table:table-cell table:style-name="ce9" office:value-type="currency" office:currency="EUR" office:value="0.081" calcext:value-type="currency">
            <text:p>€ 0.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1" table:formula="of:=[.C47]*[.G48]" office:value-type="currency" office:currency="EUR" office:value="0.648" calcext:value-type="currency">
            <text:p>€ 0.6480</text:p>
          </table:table-cell>
          <table:table-cell office:value-type="float" office:value="10" calcext:value-type="float">
            <text:p>10</text:p>
          </table:table-cell>
          <table:table-cell table:formula="of:=3*[.C48]" office:value-type="float" office:value="24" calcext:value-type="float">
            <text:p>24</text:p>
          </table:table-cell>
          <table:table-cell table:formula="of:=[.F48]" office:value-type="float" office:value="2494522" calcext:value-type="float">
            <text:p>2494522</text:p>
          </table:table-cell>
          <table:table-cell table:formula="of:=[.M48]-[.L48]"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Farnell</text:p>
          </table:table-cell>
          <table:table-cell table:style-name="ce8" office:value-type="float" office:value="2217620" calcext:value-type="float">
            <text:p>2217620</text:p>
          </table:table-cell>
          <table:table-cell table:style-name="ce10" office:value-type="currency" office:currency="EUR" office:value="2.37" calcext:value-type="currency">
            <text:p>€ 2.3700</text:p>
          </table:table-cell>
          <table:table-cell table:style-name="ce9"/>
          <table:table-cell table:style-name="Default" table:number-columns-repeated="2"/>
          <table:table-cell table:style-name="ce11" table:formula="of:=[.C49]*[.G49]" office:value-type="currency" office:currency="EUR" office:value="2.37" calcext:value-type="currency">
            <text:p>€ 2.3700</text:p>
          </table:table-cell>
          <table:table-cell office:value-type="float" office:value="1" calcext:value-type="float">
            <text:p>1</text:p>
          </table:table-cell>
          <table:table-cell table:formula="of:=3*[.C49]" office:value-type="float" office:value="3" calcext:value-type="float">
            <text:p>3</text:p>
          </table:table-cell>
          <table:table-cell table:formula="of:=[.F49]" office:value-type="float" office:value="2217620" calcext:value-type="float">
            <text:p>2217620</text:p>
          </table:table-cell>
          <table:table-cell table:formula="of:=[.M49]-[.L49]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6" table:number-rows-spanned="1">
            <text:p>BATTERY</text:p>
          </table:table-cell>
          <table:covered-table-cell table:number-columns-repeated="3"/>
          <table:covered-table-cell table:number-columns-repeated="2" table:style-name="Default"/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Hobby King</text:p>
          </table:table-cell>
          <table:table-cell table:style-name="Default" office:value-type="string" calcext:value-type="string">
            <text:p>http://www.hobbyking.com/hobbyking/store/__24423__HXT4mm_w_12AWG_Silicon_Wire_10cm_ESC_side_5pcs_Bag_.html</text:p>
          </table:table-cell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Hobby King</text:p>
          </table:table-cell>
          <table:table-cell table:style-name="Default" office:value-type="string" calcext:value-type="string">
            <text:p>http://www.hobbyking.com/hobbyking/store/uh_viewitem.asp?idproduct=35834</text:p>
          </table:table-cell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Hobby King</text:p>
          </table:table-cell>
          <table:table-cell table:style-name="Default" office:value-type="string" calcext:value-type="string">
            <text:p>https://www.hobbyking.com/hobbyking/store/uh_viewItem.asp?idProduct=31487</text:p>
          </table:table-cell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Hobby King</text:p>
          </table:table-cell>
          <table:table-cell table:style-name="Default" office:value-type="string" calcext:value-type="string">
            <text:p>http://www.hobbyking.com/hobbyking/store/__41734__HobbyKing_8482_Lipoly_Low_Voltage_Alarm_2s_3s_EU_Warehouse_.html</text:p>
          </table:table-cell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Hobby King</text:p>
          </table:table-cell>
          <table:table-cell table:style-name="Default" office:value-type="string" calcext:value-type="string">
            <text:p>https://www.hobbyking.com/hobbyking/store/uh_viewItem.asp?idProduct=95979</text:p>
          </table:table-cell>
          <table:table-cell table:style-name="ce10"/>
          <table:table-cell table:style-name="ce9"/>
          <table:table-cell table:style-name="Default" table:number-columns-repeated="2"/>
          <table:table-cell table:style-name="ce11"/>
          <table:table-cell table:number-columns-repeated="1012"/>
        </table:table-row>
        <table:table-row table:style-name="ro2" table:number-rows-repeated="104851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1P0"/>
    </number:currency-style>
    <number:currency-style style:name="N122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2P0"/>
    </number:currency-style>
    <number:currency-style style:name="N123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3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fill-character> </loext:fill-character>
      <number:text>- </number:text>
    </number:number-style>
    <number:text-style style:name="N10124" number:language="nl" number:country="NL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21:40:10.487753000</dc:date>
    <meta:editing-duration>PT2H49M40S</meta:editing-duration>
    <meta:editing-cycles>11</meta:editing-cycles>
    <meta:generator>LibreOffice/6.2.2.2$MacOSX_X86_64 LibreOffice_project/2b840030fec2aae0fd2658d8d4f9548af4e3518d</meta:generator>
    <meta:document-statistic meta:table-count="1" meta:cell-count="258" meta:object-count="0"/>
  </office:meta>
</office:document-meta>
</file>